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EA400</text:p>
          </table:table-cell>
          <table:table-cell office:value-type="string" calcext:value-type="string">
            <text:p><text:a xlink:href="https://www.mouser.at/ProductDetail/Wurth-Elektronik/1541201NEA400?qs=u16ybLDytRZ%252BRXqtXC1wNA%3D%3D" xlink:type="simple">1541201NEA400</text:a>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EA400-1715480.pdf" xlink:type="simple">1541201NEA400</text:a></text:p>
          </table:table-cell>
          <table:table-cell office:value-type="string" calcext:value-type="string">
            <text:p>1541201NC3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<text:a xlink:href="https://www.mouser.at/ProductDetail/Diodes-Incorporated/PI4IOE5V96224ZLEX?qs=0lQeLiL1qybZKU%252B6WN8aKg%3D%3D" xlink:type="simple">PI4IOE5V96224ZLEX</text:a>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TS1620ERG-TR</text:p>
          </table:table-cell>
          <table:table-cell office:value-type="string" calcext:value-type="string">
            <text:p><text:a xlink:href="https://www.mouser.at/ProductDetail/Kinetic-Technologies/KTS1620ERG-TR?qs=gZXFycFWdANNQsH65trK2w%3D%3D" xlink:type="simple">KTS1620ERG-TR</text:a>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<text:a xlink:href="https://www.mouser.at/datasheet/2/936/KTS1620_04a_Datasheet_Full-2306477.pdf" xlink:type="simple">KTS1620ERG-TR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5606RGET</text:p>
          </table:table-cell>
          <table:table-cell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D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3BAHTG</text:p>
          </table:table-cell>
          <table:table-cell office:value-type="string" calcext:value-type="string">
            <text:p><text:a xlink:href="https://www.mouser.at/ProductDetail/Littelfuse/SP0503BAHTG?qs=uD%2FdkN7XIa0NTYXwHdELYA%3D%3D" xlink:type="simple">SP0503BAHTG</text:a>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a xlink:href="https://www.mouser.at/datasheet/2/240/Littelfuse_TVS_Diode_Array_SP05_Datasheet_pdf-777043.pdf" xlink:type="simple"> SP0503BAHTG</text:a>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0:10:50.040344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12H19M47S</meta:editing-duration>
    <meta:editing-cycles>31</meta:editing-cycles>
    <meta:generator>LibreOffice/7.0.4.2$Linux_X86_64 LibreOffice_project/00$Build-2</meta:generator>
    <dc:date>2022-08-22T10:13:36.987276374</dc:date>
    <meta:document-statistic meta:table-count="1" meta:cell-count="117" meta:object-count="0"/>
  </office:meta>
</office:document-meta>
</file>